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9.9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/>
    </style:style>
  </office:automatic-styles>
  <office:body>
    <office:spreadsheet>
      <table:table table:name="Révis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2" office:value-type="string">
            <text:p>Gantt du projet CathyMin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uteur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Groupe</text:p>
          </table:table-cell>
          <table:table-cell table:style-name="ce3" office:value-type="date" office:date-value="2013-10-14">
            <text:p>14/10/13</text:p>
          </table:table-cell>
          <table:table-cell office:value-type="string">
            <text:p>Version Initial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" table:print="false">
        <table:table-column table:style-name="co5" table:default-cell-style-name="ce1"/>
        <table:table-column table:style-name="co2" table:default-cell-style-name="ce1"/>
        <table:table-column table:style-name="co4" table:number-columns-repeated="1022" table:default-cell-style-name="ce1"/>
        <table:table-row table:style-name="ro1">
          <table:table-cell table:style-name="ce2"/>
          <table:table-cell table:style-name="ce2" office:value-type="string">
            <text:p>Gantt du projet CathyMin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maine</text:p>
          </table:table-cell>
          <table:table-cell office:value-type="string">
            <text:p>Tâches</text:p>
          </table:table-cell>
          <table:table-cell office:value-type="string">
            <text:p>Deadli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ahier des Charges</text:p>
            <text:p>Arbre de Tâches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9">
            <text:p>49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 style:data-style-name="N2" text:time-value="0000-00-00T16:54:33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7S</meta:editing-duration>
    <meta:editing-cycles>9</meta:editing-cycles>
    <meta:generator>LibreOffice/4.0.5.2$Windows_x86 LibreOffice_project/5464147a081647a250913f19c0715bca595af2f</meta:generator>
    <dc:date>2013-10-18T16:55:19.5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